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svg:font-family="'dejavu sans', 'Helvetica Neue', Helvetica, Arial, sans-serif"/>
    <style:font-face style:name="helvetica neue" svg:font-family="'helvetica neue', Helvetica, Arial, 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style:font-name="Liberation Serif"/>
    </style:style>
    <style:style style:name="P2" style:family="paragraph" style:parent-style-name="Text_20_body">
      <style:text-properties fo:font-variant="normal" fo:text-transform="none" fo:color="#111111" style:font-name="Liberation Serif" fo:font-size="8pt" fo:letter-spacing="normal" fo:font-style="normal" fo:font-weight="normal" officeooo:paragraph-rsid="0001d7b9" style:font-size-asian="8pt" style:font-size-complex="8pt"/>
    </style:style>
    <style:style style:name="P3"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111111" style:font-name="Liberation Serif" fo:font-size="8pt" fo:letter-spacing="normal" fo:font-style="normal" fo:font-weight="normal" style:font-size-asian="8pt" style:font-size-complex="8pt"/>
    </style:style>
    <style:style style:name="P5"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style:font-name="Liberation Serif" fo:font-size="8pt" style:font-size-asian="8pt" style:font-size-complex="8pt"/>
    </style:style>
    <style:style style:name="P6" style:family="paragraph" style:parent-style-name="Standard">
      <style:text-properties officeooo:paragraph-rsid="0001d7b9"/>
    </style:style>
    <style:style style:name="P7" style:family="paragraph" style:parent-style-name="Standard">
      <style:text-properties fo:font-variant="normal" fo:text-transform="none" fo:color="#111111" style:font-name="Liberation Serif" fo:font-size="8pt" fo:letter-spacing="normal" fo:font-style="normal" fo:font-weight="normal" officeooo:paragraph-rsid="0001d7b9" style:font-size-asian="8pt" style:font-size-complex="8pt"/>
    </style:style>
    <style:style style:name="P8" style:family="paragraph" style:parent-style-name="Standard">
      <style:text-properties style:font-name="Liberation Serif" fo:font-size="8pt" officeooo:rsid="0001d7b9" officeooo:paragraph-rsid="0001d7b9" style:font-size-asian="8pt" style:font-size-complex="8pt"/>
    </style:style>
    <style:style style:name="P9" style:family="paragraph" style:parent-style-name="Standard">
      <style:text-properties style:font-name="Liberation Serif" fo:font-size="8pt" officeooo:paragraph-rsid="0001d7b9" style:font-size-asian="8pt" style:font-size-complex="8pt"/>
    </style:style>
    <style:style style:name="P10" style:family="paragraph" style:parent-style-name="Standard">
      <style:text-properties style:font-name="Liberation Serif" fo:font-size="12pt" officeooo:rsid="0001d7b9" officeooo:paragraph-rsid="0001d7b9" style:font-size-asian="12pt" style:font-size-complex="12pt"/>
    </style:style>
    <style:style style:name="P11" style:family="paragraph" style:parent-style-name="Title">
      <style:text-properties style:font-name="Liberation Serif"/>
    </style:style>
    <style:style style:name="T1" style:family="text">
      <style:text-properties officeooo:rsid="0001d7b9"/>
    </style:style>
    <style:style style:name="T2" style:family="text">
      <style:text-properties fo:font-variant="normal" fo:text-transform="none" fo:color="#111111" style:font-name="helvetica neue" fo:font-size="9.10000038146973pt" fo:letter-spacing="normal" fo:font-style="normal" fo:font-weight="bold"/>
    </style:style>
    <style:style style:name="T3" style:family="text">
      <style:text-properties fo:font-variant="normal" fo:text-transform="none" fo:color="#111111" style:font-name="helvetica neue" fo:font-size="9.10000038146973pt" fo:letter-spacing="normal" fo:font-style="normal" fo:font-weight="normal"/>
    </style:style>
    <style:style style:name="T4" style:family="text">
      <style:text-properties fo:font-variant="normal" fo:text-transform="none" fo:color="#111111" style:font-name="helvetica neue" fo:font-size="9.10000038146973pt" fo:letter-spacing="normal" fo:font-style="normal" fo:font-weight="normal" officeooo:rsid="0001d7b9"/>
    </style:style>
    <style:style style:name="T5" style:family="text">
      <style:text-properties fo:font-variant="normal" fo:text-transform="none" fo:color="#111111" style:font-name="helvetica neue" fo:letter-spacing="normal" fo:font-style="normal" fo:font-weight="normal"/>
    </style:style>
    <style:style style:name="T6" style:family="text">
      <style:text-properties fo:font-variant="normal" fo:text-transform="none" fo:color="#111111" style:font-name="helvetica neue" fo:letter-spacing="normal" fo:font-style="normal" fo:font-weight="normal" officeooo:rsid="0001d7b9"/>
    </style:style>
    <style:style style:name="T7" style:family="text">
      <style:text-properties fo:font-variant="normal" fo:text-transform="none" fo:color="#111111" style:font-name="helvetica neue" fo:letter-spacing="normal" fo:font-style="normal" fo:font-weight="bold"/>
    </style:style>
    <style:style style:name="T8" style:family="text">
      <style:text-properties fo:font-variant="normal" fo:text-transform="none" fo:color="#111111" style:font-name="helvetica neue" fo:font-size="8pt" fo:letter-spacing="normal" fo:font-style="normal" fo:font-weight="normal" style:font-size-asian="8pt" style:font-size-complex="8pt"/>
    </style:style>
    <style:style style:name="T9" style:family="text">
      <style:text-properties fo:font-variant="normal" fo:text-transform="none" fo:color="#111111" style:font-name="helvetica neue" fo:font-size="8pt" fo:letter-spacing="normal" fo:font-style="normal" fo:font-weight="bold" style:font-size-asian="8pt" style:font-size-complex="8pt"/>
    </style:style>
    <style:style style:name="T10" style:family="text">
      <style:text-properties fo:font-variant="normal" fo:text-transform="none" fo:color="#111111" fo:letter-spacing="normal" fo:font-style="normal" fo:font-weight="normal"/>
    </style:style>
    <style:style style:name="T11" style:family="text">
      <style:text-properties fo:font-variant="normal" fo:text-transform="none" fo:color="#111111" fo:letter-spacing="normal" fo:font-style="normal" fo:font-weight="normal" officeooo:rsid="0001d7b9"/>
    </style:style>
    <style:style style:name="T12" style:family="text">
      <style:text-properties fo:font-variant="normal" fo:text-transform="none" fo:color="#111111" fo:font-size="8pt" fo:letter-spacing="normal" fo:font-style="normal" fo:font-weight="normal" style:font-size-asian="8pt" style:font-size-complex="8pt"/>
    </style:style>
    <style:style style:name="T13" style:family="text">
      <style:text-properties fo:font-variant="normal" fo:text-transform="none" fo:color="#111111" fo:font-size="8pt" fo:letter-spacing="normal" fo:font-style="normal" fo:font-weight="bold" style:font-size-asian="8pt" style:font-size-complex="8pt"/>
    </style:style>
    <style:style style:name="T14" style:family="text">
      <style:text-properties fo:font-variant="normal" fo:text-transform="none" fo:color="#111111" style:font-name="Liberation Serif" fo:font-size="8pt" fo:letter-spacing="normal" fo:font-style="normal" fo:font-weight="normal" style:font-size-asian="8pt" style:font-size-complex="8pt"/>
    </style:style>
    <style:style style:name="T15" style:family="text">
      <style:text-properties fo:font-variant="normal" fo:text-transform="none" fo:color="#111111" style:font-name="Liberation Serif" fo:font-size="8pt" fo:letter-spacing="normal" fo:font-style="normal" fo:font-weight="bold" style:font-size-asian="8pt" style:font-size-complex="8pt"/>
    </style:style>
    <style:style style:name="T16" style:family="text">
      <style:text-properties fo:font-variant="normal" fo:text-transform="none" fo:color="#2379bf" style:text-line-through-style="none" style:text-line-through-type="none" style:font-name="helvetica neue" fo:font-size="9.10000038146973pt" fo:letter-spacing="normal" fo:font-style="normal" style:text-underline-style="none" fo:font-weight="normal" style:text-blinking="false"/>
    </style:style>
    <style:style style:name="T17" style:family="text">
      <style:text-properties fo:font-variant="normal" fo:text-transform="none" fo:color="#2379bf" style:text-line-through-style="none" style:text-line-through-type="none" style:font-name="helvetica neue" fo:letter-spacing="normal" fo:font-style="normal" style:text-underline-style="none" fo:font-weight="normal" style:text-blinking="false"/>
    </style:style>
    <style:style style:name="T18" style:family="text">
      <style:text-properties fo:font-variant="normal" fo:text-transform="none" fo:color="#2379bf" style:text-line-through-style="none" style:text-line-through-type="none" style:font-name="helvetica neue" fo:font-size="8pt" fo:letter-spacing="normal" fo:font-style="normal" style:text-underline-style="none" fo:font-weight="normal" style:text-blinking="false" style:font-size-asian="8pt" style:font-size-complex="8pt"/>
    </style:style>
    <style:style style:name="T19" style:family="text">
      <style:text-properties fo:font-variant="normal" fo:text-transform="none" fo:color="#2379bf" style:text-line-through-style="none" style:text-line-through-type="none" fo:font-size="8pt" fo:letter-spacing="normal" fo:font-style="normal" style:text-underline-style="none" fo:font-weight="normal" style:text-blinking="false" style:font-size-asian="8pt" style:font-size-complex="8pt"/>
    </style:style>
    <style:style style:name="T20" style:family="text">
      <style:text-properties fo:font-variant="normal" fo:text-transform="none" fo:color="#2379bf" style:text-line-through-style="none" style:text-line-through-type="none" style:font-name="Liberation Serif" fo:font-size="8pt" fo:letter-spacing="normal" fo:font-style="normal" style:text-underline-style="none" fo:font-weight="normal" style:text-blinking="false" style:font-size-asian="8pt" style:font-size-complex="8pt"/>
    </style:style>
    <style:style style:name="T21" style:family="text">
      <style:text-properties fo:font-size="12pt" style:font-size-asian="12pt" style:font-size-complex="12pt"/>
    </style:style>
    <text:list-style style:name="L1">
      <text:list-level-style-number text:level="1" text:style-name="Numbering_20_Symbols" style:num-suffix="." style:num-format="1">
        <style:list-level-properties text:space-before="0.2736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736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077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Renewal proposal 2017</text:p>
      <text:p text:style-name="P8"/>
      <text:p text:style-name="P8"><text:span text:style-name="T21">DATES:</text:span> </text:p>
      <text:p text:style-name="P8"/>
      <text:p text:style-name="P8">- Deadline Oct. 15, 2017</text:p>
      <text:p text:style-name="P8">- Allocation starts Jan. 1, 2018</text:p>
      <text:p text:style-name="P8"/>
      <text:p text:style-name="P10">Documents:</text:p>
      <text:h text:style-name="P1" text:outline-level="1">Main Document </text:h>
      <text:p text:style-name="P9"><text:span text:style-name="T11">1. </text:span><text:span text:style-name="T10">Scientific Background-with more detail required of requests that do not have a merit-reviewed funding awar</text:span><text:span text:style-name="T11">d</text:span></text:p>
      <text:p text:style-name="P9"><text:span text:style-name="T11"/></text:p>
      <text:p text:style-name="P9"><text:span text:style-name="T11">The Main Document will succinctly state the scientific objectives that will be facilitated by the allocation(s). (The existing merit-reviewed supporting grants should be listed in the submission forms.) Requests with merit-reviewed supporting grants will not be subject to further scientific review by the XRAC; however, the stated scientific objectives must match or be sub-goals of those described in the listed funding award(s). The description of the objectives should be sufficient to allow the reviewers to assess the resource usage plan.</text:span></text:p>
      <text:p text:style-name="P4">If a request does not have merit-reviewed support, the Main Document should describe the science objectives in sufficient detail for the reviewers to evaluate the intellectual merit of the work covered by the allocation request. The XSEDE Allocations Coordinator will highlight such requests and the XRAC will review the scientific merit of the proposed work.</text:p>
      <text:p text:style-name="P9"><text:span text:style-name="T11"/></text:p>
      <text:p text:style-name="P9"><text:span text:style-name="T11">2. </text:span><text:span text:style-name="T10">Research Objectives and specific questions to be pursued</text:span></text:p>
      <text:p text:style-name="P9"><text:span text:style-name="T10"/></text:p>
      <text:p text:style-name="P7">Next, an effective Main Document will identify the specific research questions that are covered by the allocation request. Within the context of the scientific background and supporting grants, these objectives and questions should be stated so that the reviewers can understand how elements of the resource plan will contribute to relevant answers. If you consider the allocation request in terms of computational experiments, the research objectives and questions define the experiments to be conducted</text:p>
      <text:p text:style-name="P9"><text:span text:style-name="T11"/></text:p>
      <text:p text:style-name="P9"><text:span text:style-name="T11">3. R</text:span><text:span text:style-name="T10">esource Usage Plan to achieve the research objectives</text:span></text:p>
      <text:p text:style-name="P9"><text:span text:style-name="T10"/></text:p>
      <text:p text:style-name="P6"><text:span text:style-name="T14">The bulk of the Main Document should focus on the resource usage plan and allocation request. Inadequate justification for requested resources is the primary reason for most reduced or denied allocations. Once again, the PI should keep in mind the XSEDE allocation </text:span><text:a xlink:type="simple" xlink:href="https://portal.xsede.org/allocations/research#reviewcriteria" text:style-name="Internet_20_link" text:visited-style-name="Visited_20_Internet_20_Link"><text:span text:style-name="T20">Review Criteria</text:span></text:a><text:span text:style-name="T14"> when describing and justifying the choice of resources and allocation amounts, and the Main Document should include appropriate justifications for all resources being requested.</text:span></text:p>
      <text:p text:style-name="P9"><text:span text:style-name="T10"/></text:p>
      <text:p text:style-name="P9"><text:span text:style-name="T11">4. </text:span><text:span text:style-name="T10">Justification of the allocation amounts for all resources and resource types</text:span></text:p>
      <text:p text:style-name="P9"><text:span text:style-name="T10"/></text:p>
      <text:p text:style-name="P2">The justification of allocation amounts takes the quantitative parameters from the resource usage plan and combines them with basic resource usage cost information (detailed in the Code Performance and Resource Cost document) to calculate the allocation needed. In terms of computational experiments, the justification should tabulate and calculate the costs of conducting each experiment for each resource and resource type.</text:p>
      <text:p text:style-name="P4">Allocations for most resources are made in "Service Units" (SUs); however, the definition of an SU varies from resource to resource. Refer to the User Guide for each resource to determine how to calculate SUs (or other allocable units, if appropriate) for the resources in your request.</text:p>
      <text:p text:style-name="P4">For compute resources, the request should address the appropriateness of the computational methodology, the architectural features or capabilities that make this problem a good fit for the requested systems, and the rationale for the number of runs being proposed. In terms of computational experiments, the Resource Usage Plan details the methodology, set-up, and conduct of each experiment.</text:p>
      <text:p text:style-name="P5"><text:span text:style-name="T10">For other types of resources, the request should address the appropriateness of the resource for the project's needs, the planned use and usage patterns, and the rationale for the allocation amount requested.</text:span></text:p>
      <text:p text:style-name="P9"><text:span text:style-name="T11"/></text:p>
      <text:p text:style-name="P9"><text:span text:style-name="T11">5. </text:span><text:span text:style-name="T10">Resource Appropriateness</text:span></text:p>
      <text:p text:style-name="P9"><text:span text:style-name="T10"/></text:p>
      <text:p text:style-name="P2">When faced with high demand for certain resources, the XRAC reviewers may make recommendations for allocations that could be migrated to less busy resources. This Main Document section should briefly detail the rationale for selecting the requested resources and highlight any resource features or capabilities that would constrain how the allocation might be moved.</text:p>
      <text:p text:style-name="P4">For example, the rationale section could mention the need for specific visualization capabilities, the need for tightly integrated or specialized storage needs, the limited availability or compatibility of specific software, a code's ability to use specific resource features (such as GPUs or Xeon Phis), dedicated support for gateway access and usage, or the need to run at very large scale.</text:p>
      <text:p text:style-name="P4">Conversely, this section can be used to highlight the PI's flexibility in using alternate resources, which may be advantageous for the PI if the selected resources are highly oversubscribed. (If your work permits, it is generally to your advantage to request less utilized resources directly, rather than simply noting your flexibility.)</text:p>
      <text:p text:style-name="P9"><text:span text:style-name="T10"/></text:p>
      <text:p text:style-name="P9"><text:span text:style-name="T10"/></text:p>
      <text:p text:style-name="P9"><text:soft-page-break/><text:span text:style-name="T11">6. </text:span><text:span text:style-name="T10">Access to other CI resources and why those resources are not available or sufficient for the work proposed in this request</text:span></text:p>
      <text:p text:style-name="P3"><text:span text:style-name="Strong_20_Emphasis"><text:span text:style-name="T15"/></text:span></text:p>
      <text:p text:style-name="P3"><text:span text:style-name="Strong_20_Emphasis"><text:span text:style-name="T15">Page limits</text:span></text:span><text:span text:style-name="T14">: 10 pages for less than 10 million SUs total; 15 pages for 10 million SUs or more</text:span></text:p>
      <text:p text:style-name="P8"/>
      <text:h text:style-name="P1" text:outline-level="1">Progress Report</text:h>
      <text:h text:style-name="P1" text:outline-level="1">Code Performance &amp; Resource Costs</text:h>
      <text:h text:style-name="P1" text:outline-level="1">CV</text:h>
      <text:h text:style-name="P1" text:outline-level="1">References</text:h>
      <text:h text:style-name="P1" text:outline-level="1">Special requirement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svg:font-family="'dejavu sans', 'Helvetica Neue', Helvetica, Arial, sans-serif"/>
    <style:font-face style:name="helvetica neue" svg:font-family="'helvetica neue', Helvetica, Arial, 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12:02:55.952008321</meta:creation-date>
    <dc:date>2017-09-18T14:34:59.655702740</dc:date>
    <meta:editing-duration>PT1M19S</meta:editing-duration>
    <meta:editing-cycles>2</meta:editing-cycles>
    <meta:generator>LibreOffice/5.1.6.2$Linux_X86_64 LibreOffice_project/10m0$Build-2</meta:generator>
    <meta:document-statistic meta:table-count="0" meta:image-count="0" meta:object-count="0" meta:page-count="2" meta:paragraph-count="29" meta:word-count="757" meta:character-count="5009" meta:non-whitespace-character-count="4279"/>
  </office:meta>
</office:document-meta>
</file>